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fo:font-style="italic" style:font-size-asian="10pt" style:font-style-asian="italic" style:font-size-complex="10pt" style:font-style-complex="italic"/>
    </style:style>
    <style:style style:name="P2" style:family="paragraph" style:parent-style-name="Standard">
      <style:text-properties fo:font-size="10pt" fo:font-style="italic" fo:background-color="transparent" style:font-size-asian="10pt" style:font-style-asian="italic" style:font-size-complex="10pt" style:font-style-complex="italic"/>
    </style:style>
    <style:style style:name="P3" style:family="paragraph" style:parent-style-name="Standard">
      <style:text-properties style:text-underline-style="solid" style:text-underline-type="double" style:text-underline-width="auto" style:text-underline-color="font-color"/>
    </style:style>
    <style:style style:name="P4" style:family="paragraph" style:parent-style-name="Standard">
      <style:paragraph-properties fo:text-align="start" style:justify-single-word="false"/>
    </style:style>
    <style:style style:name="P5" style:family="paragraph" style:parent-style-name="Standard">
      <style:paragraph-properties fo:break-before="page"/>
    </style:style>
    <style:style style:name="P6" style:family="paragraph" style:parent-style-name="Heading_20_3">
      <style:text-properties fo:background-color="transparent"/>
    </style:style>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paragraph-properties fo:text-align="start" style:justify-single-word="false"/>
    </style:style>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8"/>
    <style:style style:name="P18" style:family="paragraph" style:parent-style-name="Standard" style:list-style-name="L19"/>
    <style:style style:name="P19" style:family="paragraph" style:parent-style-name="Standard" style:list-style-name="L21"/>
    <style:style style:name="P20" style:family="paragraph" style:parent-style-name="Standard" style:list-style-name="L22"/>
    <style:style style:name="P21" style:family="paragraph" style:parent-style-name="Standard" style:list-style-name="L25"/>
    <style:style style:name="P22" style:family="paragraph" style:parent-style-name="Standard">
      <style:text-properties fo:background-color="#ffff99"/>
    </style:style>
    <style:style style:name="P23" style:family="paragraph" style:parent-style-name="Standard" style:list-style-name="L26"/>
    <style:style style:name="P24" style:family="paragraph" style:parent-style-name="Standard" style:list-style-name="L27"/>
    <style:style style:name="P25" style:family="paragraph" style:parent-style-name="Standard" style:list-style-name="L28"/>
    <style:style style:name="P26" style:family="paragraph" style:parent-style-name="Heading_20_2">
      <style:text-properties fo:background-color="#ffff99"/>
    </style:style>
    <style:style style:name="P27" style:family="paragraph" style:parent-style-name="Text_20_body" style:list-style-name="L1"/>
    <style:style style:name="P28" style:family="paragraph" style:parent-style-name="Text_20_body" style:list-style-name="L24"/>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fo:font-style="italic" fo:background-color="transparent" style:font-size-asian="10pt" style:font-style-asian="italic" style:font-size-complex="10pt" style:font-style-complex="italic"/>
    </style:style>
    <style:style style:name="T3" style:family="text">
      <style:text-properties style:font-size-asian="10pt" style:font-style-asian="italic" style:font-size-complex="10pt" style:font-style-complex="italic"/>
    </style:style>
    <style:style style:name="T4" style:family="text">
      <style:text-properties fo:background-color="#ffff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DC </text:p>
      <text:p text:style-name="Standard"/>
      <text:p text:style-name="Standard"/>
      <text:p text:style-name="Standard"/>
      <text:p text:style-name="Standard">INTRODUCTION</text:p>
      <text:p text:style-name="Standard"/>
      <text:p text:style-name="Standard"/>
      <text:p text:style-name="Standard">Cette proposition de schéma vise à définir un ensemble de balises TEI 5 pour enrichir les éditions de correspondances épistolaires en tenant compte de la dimension interdisciplinaire (littérature, sciences...) propre à ce type de corpus. L'objectif est de permettre l'application de fonctionnalités pour l'exploration et la visualisation croisée de métadonnées et données de lettres dans de le cadre d'une édition électronique de correspondances. </text:p>
      <text:p text:style-name="Standard"/>
      <text:p text:style-name="Standard">Nous avons décidé qu'il convenait d'encoder un seul document par fichier xml. </text:p>
      <text:p text:style-name="Standard"/>
      <text:p text:style-name="Standard"/>
      <text:p text:style-name="P5"/>
      <text:h text:style-name="Heading_20_1" text:outline-level="1">Objectifs rendu visuel (proposition)</text:h>
      <text:p text:style-name="Standard"/>
      <text:p text:style-name="Standard"/>
      <text:p text:style-name="Standard"/>
      <text:p text:style-name="Standard"/>
      <text:p text:style-name="Standard"/>
      <text:p text:style-name="Standard">Le schéma doit permettre : </text:p>
      <text:p text:style-name="Standard"/>
      <text:p text:style-name="Standard"/>
      <text:list xml:id="list3858233876555803727" text:style-name="L1">
        <text:list-item>
          <text:p text:style-name="P27">la mise à jour progressive des corpus par intégration de nouvelles lettres</text:p>
        </text:list-item>
        <text:list-item>
          <text:p text:style-name="P27">l'affichage d'une page de présentation d'un corpus de correspondances (présentation scientifique, statistiques, compteur de lettres)</text:p>
        </text:list-item>
        <text:list-item>
          <text:p text:style-name="P27">une visualisation de l'image et du texte d'un document </text:p>
        </text:list-item>
        <text:list-item>
          <text:p text:style-name="P27">l'identification de la lettre précédente et la lettre suivante</text:p>
        </text:list-item>
        <text:list-item>
          <text:p text:style-name="P27">l'identification de la lettre à laquelle la lettre encodée répond</text:p>
        </text:list-item>
        <text:list-item>
          <text:p text:style-name="P27">l'identification de la lettre qui répond à la lettre encodée </text:p>
        </text:list-item>
        <text:list-item>
          <text:p text:style-name="P27">de renvoyer vers une autre lettre référencée dans la lettre encodée</text:p>
        </text:list-item>
        <text:list-item>
          <text:p text:style-name="P27">de visualiser les notes ajoutées par les éditeurs</text:p>
        </text:list-item>
        <text:list-item>
          <text:p text:style-name="P27">une indexation par correspondant/expéditeur/destinataire</text:p>
        </text:list-item>
        <text:list-item>
          <text:p text:style-name="P27">une indexation par lieu d'expédition/de réception</text:p>
        </text:list-item>
        <text:list-item>
          <text:p text:style-name="P27">une indexation par lieu de conservation </text:p>
        </text:list-item>
        <text:list-item>
          <text:p text:style-name="P27">une indexation chronologique (ex : frise)</text:p>
        </text:list-item>
        <text:list-item>
          <text:p text:style-name="P27">une indexation thématique </text:p>
        </text:list-item>
        <text:list-item>
          <text:p text:style-name="P27">une indexation des entités nommées contenues dans le texte </text:p>
        </text:list-item>
        <text:list-item>
          <text:p text:style-name="P27">une visualisation sur carte </text:p>
        </text:list-item>
        <text:list-item>
          <text:p text:style-name="P27">une recherche plein texte</text:p>
        </text:list-item>
        <text:list-item>
          <text:p text:style-name="P27">une exploitation des données textuelles</text:p>
        </text:list-item>
      </text:list>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Métadonnées </text:h>
      <text:p text:style-name="Standard"/>
      <text:p text:style-name="Standard"/>
      <text:p text:style-name="Standard"/>
      <text:h text:style-name="Heading_20_2" text:outline-level="2">Édition et publication </text:h>
      <text:p text:style-name="Standard"><text:s/></text:p>
      <text:p text:style-name="Standard"/>
      <text:p text:style-name="P22">(détailler tout le TEI Header Obvil dans cette partie ?)</text:p>
      <text:p text:style-name="Standard"/>
      <text:p text:style-name="Standard"/>
      <text:h text:style-name="Heading_20_3" text:outline-level="3">Identification du document de correspondance</text:h>
      <text:p text:style-name="Standard"/>
      <text:p text:style-name="Standard">(existe déjà dans le TEI Header Obvil)</text:p>
      <text:p text:style-name="Standard"><text:span text:style-name="xmlc">/teiHeader/fileDesc/publicationStmt/</text:span></text:p>
      <text:p text:style-name="Standard"/>
      <text:p text:style-name="Standard"/>
      <text:list xml:id="list344004654172102896" text:style-name="L28">
        <text:list-item>
          <text:p text:style-name="P25">&lt;idno&gt; pour identifier le document de correspondance, identifiant unique, url du rendu visuel de la lettre ou autre </text:p>
        </text:list-item>
      </text:list>
      <text:p text:style-name="Standard"/>
      <text:p text:style-name="Standard">Ce même identifiant se retrouve dans le <text:span text:style-name="xmlc">&lt;correspDesc&gt;</text:span> <text:s/>(cf. II-5 ) </text:p>
      <text:p text:style-name="Standard"/>
      <text:p text:style-name="Standard"/>
      <text:p text:style-name="Standard"/>
      <text:h text:style-name="Heading_20_3" text:outline-level="3">Mise à jour du fichier</text:h>
      <text:p text:style-name="P1"/>
      <text:p text:style-name="P1">/teiHeader/revisionDesc/</text:p>
      <text:p text:style-name="P1"/>
      <text:p text:style-name="P1"/>
      <text:list xml:id="list5734897802909793607" text:style-name="L2">
        <text:list-item>
          <text:p text:style-name="P7"><text:span text:style-name="T1">&lt;change&gt; </text:span>permet de notifier les modifications effectuées sur la structure d'un fichier (ajout d'une balise, d'un attribut...)</text:p>
          <text:list>
            <text:list-item>
              <text:p text:style-name="P7"><text:span text:style-name="xmlc">@who</text:span> permet de dire qui a effectué la modification</text:p>
            </text:list-item>
            <text:list-item>
              <text:p text:style-name="P7"><text:span text:style-name="xmlc">@when</text:span> permet de dater la modification (format date accepté : année-mois-jour)</text:p>
            </text:list-item>
          </text:list>
        </text:list-item>
      </text:list>
      <text:p text:style-name="Standard"/>
      <text:h text:style-name="Heading_20_3" text:outline-level="3">Principes et choix de transcription</text:h>
      <text:p text:style-name="P1"/>
      <text:p text:style-name="P1">/teiHeader/encodingDesc/</text:p>
      <text:p text:style-name="Standard"/>
      <text:p text:style-name="P1"/>
      <text:list xml:id="list7840828052781123084" text:style-name="L3">
        <text:list-item>
          <text:p text:style-name="P8"><text:span text:style-name="T1">&lt;editorialDecl&gt; </text:span>permet de décrire en texte libre avec des balises <text:span text:style-name="xmlc">&lt;p&gt;</text:span></text:p>
        </text:list-item>
      </text:list>
      <text:p text:style-name="Standard"/>
      <text:p text:style-name="Standard"/>
      <text:p text:style-name="Standard"/>
      <text:p text:style-name="Standard"/>
      <text:p text:style-name="Standard"/>
      <text:h text:style-name="Heading_20_2" text:outline-level="2"><text:soft-page-break/>identification du document (conservation)</text:h>
      <text:p text:style-name="Standard"/>
      <text:p text:style-name="Standard"/>
      <text:p text:style-name="Standard"/>
      <text:p text:style-name="P1">/teiHeader/fileDesc/sourceDesc/msDesc/msIdentifier</text:p>
      <text:p text:style-name="Standard"/>
      <text:p text:style-name="P2"/>
      <text:list xml:id="list2492325329609031860" text:style-name="L4">
        <text:list-item>
          <text:p text:style-name="P9"><text:span text:style-name="T2">&lt;country&gt; </text:span>pays de conservation du document </text:p>
        </text:list-item>
        <text:list-item>
          <text:p text:style-name="P9"><text:span text:style-name="T2">&lt;settlement&gt; </text:span>ville de conservation du document </text:p>
        </text:list-item>
        <text:list-item>
          <text:p text:style-name="P9"><text:span text:style-name="T1">&lt;institution&gt; </text:span>lieu de conservation du document (université ou bibliothèque)</text:p>
        </text:list-item>
        <text:list-item>
          <text:p text:style-name="P9"><text:span text:style-name="xmlc">&lt;repository&gt;</text:span> département de conservation </text:p>
        </text:list-item>
        <text:list-item>
          <text:p text:style-name="P9"><text:span text:style-name="xmlc">&lt;collection&gt;</text:span> nom de la collection </text:p>
        </text:list-item>
        <text:list-item>
          <text:p text:style-name="P9"><text:span text:style-name="xmlc">&lt;idno&gt;</text:span> référence ou cote du document </text:p>
          <text:list>
            <text:list-item>
              <text:p text:style-name="P9"><text:span text:style-name="xmlc">@ref </text:span>pour référencer un lien vers un catalogue ou base de données en ligne (ex. Kalliope)</text:p>
            </text:list-item>
          </text:list>
        </text:list-item>
      </text:list>
      <text:p text:style-name="Standard"/>
      <text:p text:style-name="Standard"/>
      <text:p text:style-name="Standard"/>
      <text:h text:style-name="Heading_20_2" text:outline-level="2">description matérielle </text:h>
      <text:p text:style-name="Standard"/>
      <text:p text:style-name="P1"/>
      <text:p text:style-name="P1"/>
      <text:h text:style-name="Heading_20_3" text:outline-level="3">Nature du document<text:span text:style-name="T1"> </text:span></text:h>
      <text:p text:style-name="P1"/>
      <text:p text:style-name="P1">/teiHeader/fileDesc/sourceDesc/msDesc/physicDesc/</text:p>
      <text:p text:style-name="Standard"/>
      <text:p text:style-name="Standard"/>
      <text:list xml:id="list5563768235995601045" text:style-name="L5">
        <text:list-item>
          <text:p text:style-name="P10"><text:span text:style-name="xmlc">&lt;objectDesc&gt;</text:span> permet de renseigner des détails sur la matérialité du document de correspondance </text:p>
          <text:list>
            <text:list-item>
              <text:p text:style-name="P10"><text:span text:style-name="xmlc">@form</text:span> permet de préciser le type de document de correspondance </text:p>
              <text:list>
                <text:list-item>
                  <text:p text:style-name="P10">valeurs possibles : <text:span text:style-name="xmlc">"letter"| "telegram "| "billet " | " postcard "...(propositions)</text:span></text:p>
                </text:list-item>
              </text:list>
            </text:list-item>
          </text:list>
        </text:list-item>
      </text:list>
      <text:p text:style-name="Standard"/>
      <text:p text:style-name="Standard"/>
      <text:h text:style-name="Heading_20_3" text:outline-level="3">Nombre de pages</text:h>
      <text:p text:style-name="Standard"/>
      <text:p text:style-name="P1">/teiHeader/fileDesc/sourceDesc/msDesc/physicDesc/objectDesc/supportDesc/extent/</text:p>
      <text:p text:style-name="Standard"/>
      <text:list xml:id="list4562571747434060815" text:style-name="L6">
        <text:list-item>
          <text:p text:style-name="P11"><text:span text:style-name="xmlc">&lt;measure&gt;</text:span> mesure du document pour renseigner le nombre de pages</text:p>
          <text:list>
            <text:list-item>
              <text:p text:style-name="P11"><text:span text:style-name="xmlc">@type</text:span> type de mesure</text:p>
              <text:list>
                <text:list-item>
                  <text:p text:style-name="P11">valeurs obligatoire:<text:span text:style-name="xmlc"> " page "</text:span></text:p>
                </text:list-item>
              </text:list>
            </text:list-item>
          </text:list>
        </text:list-item>
      </text:list>
      <text:p text:style-name="Standard"/>
      <text:p text:style-name="Standard"/>
      <text:p text:style-name="Standard"/>
      <text:h text:style-name="P6" text:outline-level="3">État de conservation document</text:h>
      <text:p text:style-name="Standard"/>
      <text:p text:style-name="P1">/teiHeader/fileDesc/sourceDesc/msDesc/physicDesc/objectDesc/supportDesc/</text:p>
      <text:p text:style-name="P1"/>
      <text:list xml:id="list2912614547876617260" text:style-name="L7">
        <text:list-item>
          <text:p text:style-name="P12"><text:soft-page-break/><text:span text:style-name="xmlc">&lt;condition&gt;</text:span> permet de renseigner en texte libre l'état de conservation du document </text:p>
        </text:list-item>
      </text:list>
      <text:p text:style-name="Standard"/>
      <text:p text:style-name="Standard"/>
      <text:h text:style-name="Heading_20_3" text:outline-level="3">Objets, pièces et documents joints</text:h>
      <text:p text:style-name="Standard"/>
      <text:p text:style-name="P1">/teiHeader/fileDesc/sourceDesc/msDesc/physicDesc/</text:p>
      <text:p text:style-name="P1"/>
      <text:list xml:id="list4853219276645114844" text:style-name="L8">
        <text:list-item>
          <text:p text:style-name="P13"><text:span text:style-name="T1">&lt;accMat&gt; </text:span>permet de décrire en texte libre la ou les pièces jointes à une lettre</text:p>
        </text:list-item>
      </text:list>
      <text:p text:style-name="Standard"/>
      <text:p text:style-name="P3"/>
      <text:p text:style-name="Standard"/>
      <text:p text:style-name="Standard"/>
      <text:h text:style-name="Heading_20_2" text:outline-level="2">résumé ou incipit</text:h>
      <text:p text:style-name="Standard"/>
      <text:p text:style-name="Standard"/>
      <text:p text:style-name="P4"><text:span text:style-name="xml">/teiHeader/fileDesc/sourceDesc/msDesc/msContents/</text:span></text:p>
      <text:p text:style-name="P4"/>
      <text:list xml:id="list579934486919211706" text:style-name="L9">
        <text:list-item>
          <text:p text:style-name="P14"><text:span text:style-name="xmlc">&lt;summary&gt;</text:span> pour écrire en texte libre un résumé de la lettre ou du document</text:p>
        </text:list-item>
      </text:list>
      <text:p text:style-name="P4"/>
      <text:p text:style-name="P4"/>
      <text:p text:style-name="P4"><text:span text:style-name="xml">/teiHeader/fileDesc/sourceDesc/msDesc/msContents/</text:span><text:span text:style-name="xml">msItem/</text:span></text:p>
      <text:p text:style-name="P4"><text:span text:style-name="xml"/></text:p>
      <text:p text:style-name="P4"><text:span text:style-name="xml"/></text:p>
      <text:list xml:id="list5584249454589909755" text:style-name="L10">
        <text:list-item>
          <text:p text:style-name="P15"><text:span text:style-name="xmlc">&lt;incipit&gt;</text:span> pour rapporter en texte libre l'incipit d'une lettre </text:p>
        </text:list-item>
      </text:list>
      <text:p text:style-name="Standard"/>
      <text:p text:style-name="Standard"/>
      <text:h text:style-name="Heading_20_2" text:outline-level="2">événements et contextes de correspondance (correspDesc)</text:h>
      <text:p text:style-name="Standard"/>
      <text:p text:style-name="Standard"/>
      <text:h text:style-name="Heading_20_3" text:outline-level="3">Définition d'un événement de correspondance</text:h>
      <text:p text:style-name="Standard"/>
      <text:p text:style-name="Standard"><text:span text:style-name="T1">/teiHeader/fileDesc/profileDesc/correspDesc/</text:span></text:p>
      <text:p text:style-name="P1"/>
      <text:p text:style-name="P1"/>
      <text:list xml:id="list389771739186344965" text:style-name="L11">
        <text:list-item>
          <text:p text:style-name="P16"><text:span text:style-name="T1">&lt;correspAction&gt;</text:span> pour définir les métadonnées d'une action de correspondance </text:p>
          <text:list>
            <text:list-item>
              <text:p text:style-name="P16"><text:span text:style-name="xmlc">@type</text:span> définit l'action</text:p>
              <text:list>
                <text:list-item>
                  <text:p text:style-name="P16">valeurs obligatoires : </text:p>
                  <text:list>
                    <text:list-header>
                      <text:p text:style-name="P16">-<text:span text:style-name="xmlc">" sent "</text:span> pour une expédition </text:p>
                      <text:p text:style-name="P16">-<text:span text:style-name="xmlc">"</text:span><text:span text:style-name="xmlc"><text:span text:style-name="T3">received</text:span></text:span><text:span text:style-name="xmlc">"</text:span> pour une réception</text:p>
                    </text:list-header>
                  </text:list>
                </text:list-item>
              </text:list>
            </text:list-item>
          </text:list>
        </text:list-item>
      </text:list>
      <text:p text:style-name="Standard"/>
      <text:p text:style-name="Standard"/>
      <text:p text:style-name="Standard">Pour une redirection ou un transfert de lettre il faut utiliser <text:span text:style-name="xmlc">@sortKey</text:span> pour séquencer les actions de correspondances et <text:span text:style-name="xmlc">@subtype </text:span> pour préciser une action de redirection:</text:p>
      <text:p text:style-name="Standard"/>
      <text:p text:style-name="Standard">action 1 : <text:span text:style-name="T1">&lt;correspAction type= "sent" sortKey= "1 "&gt;</text:span></text:p>
      <text:p text:style-name="Standard">action 2<text:span text:style-name="T1"> : &lt;correspAction type= "sent" subtype= "redirecting " sortKey= "2 "&gt;</text:span></text:p>
      <text:p text:style-name="Standard">action 3 : <text:span text:style-name="T1">&lt;correspAction type= "received" subtype= "redirecting " sortKey= "3"&gt;</text:span></text:p>
      <text:p text:style-name="Standard"><text:soft-page-break/>action 4 : <text:span text:style-name="T1">&lt;correspAction type= "received" subtype= "redirecting " sortKey= "4"&gt;</text:span></text:p>
      <text:p text:style-name="Standard"/>
      <text:p text:style-name="Standard">en résumé pour le &lt;correspAction&gt;</text:p>
      <text:p text:style-name="Standard">les attributs possibles sont : </text:p>
      <text:list xml:id="list3432562196050755926" text:style-name="L26">
        <text:list-item>
          <text:p text:style-name="P23">obligatoire : @<text:span text:style-name="xmlc">type</text:span></text:p>
          <text:list>
            <text:list-item>
              <text:p text:style-name="P23">si pas expédition/réception sans redirection, valeurs obligatoires de <text:span text:style-name="xmlc">@type</text:span> :<text:span text:style-name="xmlc"> " sent " | " received "</text:span></text:p>
            </text:list-item>
          </text:list>
        </text:list-item>
        <text:list-item>
          <text:p text:style-name="P23">optionnel : <text:span text:style-name="xmlc">@subtype @sortKey</text:span></text:p>
        </text:list-item>
      </text:list>
      <text:h text:style-name="Heading_20_3" text:outline-level="3"/>
      <text:h text:style-name="Heading_20_3" text:outline-level="3">Informations dans un événement de correspondance</text:h>
      <text:p text:style-name="Standard"/>
      <text:p text:style-name="Standard"/>
      <text:p text:style-name="Standard"><text:span text:style-name="T1">/teiHeader/fileDesc/profileDesc/correspDesc/correspAction/</text:span></text:p>
      <text:p text:style-name="Standard"/>
      <text:list xml:id="list2481746073370978378" text:style-name="L18">
        <text:list-item>
          <text:p text:style-name="P17"><text:span text:style-name="xmlc">&lt;persName&gt;</text:span> pour l'expéditeur ou destinataire <text:s/></text:p>
          <text:list>
            <text:list-item>
              <text:p text:style-name="P17"><text:span text:style-name="xmlc">@key</text:span> pour identifier l'entité nommée de façon externe, avec un nom normalisé (ex. <text:span text:style-name="xmlc">Victor Hugo (1802-1885)</text:span> )</text:p>
            </text:list-item>
            <text:list-item>
              <text:p text:style-name="P17"><text:span text:style-name="xmlc">@ref </text:span>pour référencer par une localisation via URI une entité nommée, attribut pour référencer vers la page d'un fichier d'autorité (ex. databnf)</text:p>
            </text:list-item>
          </text:list>
        </text:list-item>
      </text:list>
      <text:p text:style-name="Standard"/>
      <text:p text:style-name="Standard">Bases de données d'identifiants de nom recommandées par la plateforme <text:span text:style-name="xmlc">correspsearch </text:span>: </text:p>
      <text:p text:style-name="Standard"/>
      <text:list xml:id="list4021935580579701340" text:style-name="L22">
        <text:list-item>
          <text:p text:style-name="P20">Virtual Authority File (VIAF)</text:p>
        </text:list-item>
        <text:list-item>
          <text:p text:style-name="P20">Gemeinsame Normdatei (GND), Deutsche Nationalbibliothek</text:p>
        </text:list-item>
        <text:list-item>
          <text:p text:style-name="P20">Autorités, Bibliothèque nationale de France (BNF)</text:p>
        </text:list-item>
        <text:list-item>
          <text:p text:style-name="P20"><text:s/>Library of Congress Authorities (LC)</text:p>
        </text:list-item>
        <text:list-item>
          <text:p text:style-name="P20">Web NDL Authorities, National Diet Library (NDL), Japan</text:p>
        </text:list-item>
      </text:list>
      <text:p text:style-name="Standard"/>
      <text:p text:style-name="Standard"/>
      <text:list xml:id="list1912492063587856934" text:style-name="L19">
        <text:list-item>
          <text:p text:style-name="P18"><text:span text:style-name="xmlc">&lt;placeName&gt;</text:span> pour le lieu d'expédition ou de réception </text:p>
          <text:list>
            <text:list-item>
              <text:p text:style-name="P18"><text:span text:style-name="xmlc">@key</text:span> pour identifier l'entité nommée de façon externe </text:p>
            </text:list-item>
            <text:list-item>
              <text:p text:style-name="P18"><text:span text:style-name="xmlc">@ref </text:span>pour référencer par une localisation URI une entité nommée, attribut pour référencer vers un fichier d'autorité </text:p>
            </text:list-item>
          </text:list>
        </text:list-item>
      </text:list>
      <text:p text:style-name="Standard"/>
      <text:p text:style-name="Standard">Bases de données d'identifiants de lieux recommandée par la plateforme <text:span text:style-name="xmlc">correspsearch </text:span>:</text:p>
      <text:list xml:id="list3204869161073028680" text:style-name="L21">
        <text:list-item>
          <text:p text:style-name="P19">GeoNames</text:p>
        </text:list-item>
      </text:list>
      <text:p text:style-name="Standard"/>
      <text:p text:style-name="Standard"/>
      <text:list xml:id="list8881044573856001469" text:style-name="L24">
        <text:list-item>
          <text:p text:style-name="P28"><text:span text:style-name="xmlc">&lt;date&gt;</text:span> pour la date d'expédition ou de réception </text:p>
          <text:list>
            <text:list-item>
              <text:p text:style-name="P28"><text:span text:style-name="xmlc">@when</text:span> pour entrer une date, format obligatoire : année-mois-jour (ex. <text:span text:style-name="xmlc">"1807-06-09"</text:span> <text:s/>pour le 9 juin 1809)</text:p>
            </text:list-item>
            <text:list-item>
              <text:p text:style-name="P28"><text:span text:style-name="xmlc">@cert</text:span> pour donner le degré de certitude associée à l'intervention ou à l'interprétation</text:p>
            </text:list-item>
            <text:list-item>
              <text:p text:style-name="P28"><text:span text:style-name="xmlc">@resp</text:span> indique l'éditeur ou le transcripteur responsable de l'interprétation de la date </text:p>
            </text:list-item>
            <text:list-item>
              <text:p text:style-name="P28"><text:span text:style-name="xmlc">@notBefore</text:span> spécifie la date la plus ancienne pour l'événement </text:p>
            </text:list-item>
            <text:list-item>
              <text:p text:style-name="P28"><text:span text:style-name="xmlc">@notAfter</text:span> spécifie la date la plus récente possible pour l'événement </text:p>
            </text:list-item>
            <text:list-item>
              <text:p text:style-name="P28"><text:soft-page-break/><text:span text:style-name="xmlc">@from</text:span> indique le point de départ d'une période, format obligatoire : année-mois-jour (ex. <text:span text:style-name="xmlc">"1807-06-09"</text:span> <text:s/>pour le 9 juin 1809)</text:p>
            </text:list-item>
            <text:list-item>
              <text:p text:style-name="P28"><text:span text:style-name="xmlc">@to</text:span> indique le terme d'une période, format obligatoire : année-mois-jour (ex. <text:span text:style-name="xmlc">"1807-06-09"</text:span> pour le 9 juin 1809)</text:p>
            </text:list-item>
          </text:list>
        </text:list-item>
      </text:list>
      <text:p text:style-name="Standard"/>
      <text:h text:style-name="Heading_20_3" text:outline-level="3">contextes d'un document de correspondance</text:h>
      <text:p text:style-name="Standard"/>
      <text:p text:style-name="Standard"><text:span text:style-name="T1">/teiHeader/fileDesc/profileDesc/correspDesc/correspContext/</text:span></text:p>
      <text:p text:style-name="Standard"><text:span text:style-name="T1"/></text:p>
      <text:list xml:id="list1721039809763741254" text:style-name="L25">
        <text:list-item>
          <text:p text:style-name="P21"><text:span text:style-name="xmlc"><text:span text:style-name="T3">&lt;ref&gt;</text:span></text:span><text:span text:style-name="T1"> </text:span>référence ce qui précède ou suit un événement de correspondance</text:p>
          <text:list>
            <text:list-item>
              <text:p text:style-name="P21"><text:span text:style-name="xmlc">@type</text:span> pour préciser le type de contexte</text:p>
              <text:list>
                <text:list-item>
                  <text:p text:style-name="P21">valeurs obligatoires:</text:p>
                  <text:p text:style-name="P21">- <text:span text:style-name="xmlc">" prev "</text:span> pour l'événement qui précède </text:p>
                  <text:p text:style-name="P21">- <text:span text:style-name="xmlc">" next "</text:span> pour l'événement qui suit</text:p>
                </text:list-item>
              </text:list>
            </text:list-item>
            <text:list-item>
              <text:p text:style-name="P21"><text:span text:style-name="xmlc">@target</text:span> pour entrer le lien vers l'événement sous forme d'une URI ou de référence à un <text:span text:style-name="xmlc">xml:id</text:span></text:p>
            </text:list-item>
          </text:list>
        </text:list-item>
      </text:list>
      <text:p text:style-name="Standard"/>
      <text:p text:style-name="Standard">Il est possible d'utiliser soit la balise <text:span text:style-name="xmlc">&lt;ref&gt;</text:span> sous sa forme auto-fermante avec seulement le <text:span text:style-name="xmlc">@type</text:span> et le lien dans <text:span text:style-name="xmlc">@target</text:span>, ou de l'utiliser pour décrire en texte libre le contexte (ex. " lettre précédente de X à Y ")</text:p>
      <text:p text:style-name="Standard"/>
      <text:list xml:id="list5736908871416443267" text:style-name="L27">
        <text:list-item>
          <text:p text:style-name="P24">&lt;ptr&gt; <text:s/>définit un pointeur vers un autre emplacement</text:p>
        </text:list-item>
      </text:list>
      <text:p text:style-name="Standard"/>
      <text:p text:style-name="Standard">Permet de définir un pointeur vers un autre emplacement option possible pour </text:p>
      <text:p text:style-name="Standard">?</text:p>
      <text:p text:style-name="Standard"/>
      <text:p text:style-name="Standard"/>
      <text:h text:style-name="P26" text:outline-level="2">Référencement par mots-clés thématiques</text:h>
      <text:p text:style-name="P22"/>
      <text:p text:style-name="P22"><text:span text:style-name="T1">/teiHeader/fileDesc/profileDesc/textClass/</text:span></text:p>
      <text:p text:style-name="P22"/>
      <text:p text:style-name="Standard"><text:span text:style-name="T4">avec </text:span><text:span text:style-name="xmlc"><text:span text:style-name="T4">&lt;keywords&gt; @scheme</text:span></text:span><text:span text:style-name="T4"> (exemple catalogage Rameau) et </text:span><text:span text:style-name="xmlc"><text:span text:style-name="T4">&lt;term&gt;</text:span></text:span></text:p>
      <text:p text:style-name="P22"/>
      <text:p text:style-name="P22">(à détailler si accepté )</text:p>
      <text:p text:style-name="Standard"/>
      <text:p text:style-name="Standard"/>
      <text:h text:style-name="P26" text:outline-level="2">relations entre personnes avec &lt;particDesc&gt; &lt;listPerson&gt; &lt;person&gt; et &lt;listRelation&gt;</text:h>
      <text:p text:style-name="Standard"/>
      <text:p text:style-name="P22">(à détailler si accepté )</text:p>
      <text:p text:style-name="Standard"/>
      <text:p text:style-name="Standard"/>
      <text:p text:style-name="Standard"/>
      <text:p text:style-name="Standard"/>
      <text:p text:style-name="Standard"/>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style:text-underline-style="solid" style:text-underline-width="auto" style:text-underline-color="font-color"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1" fo:font-size="12pt" fo:font-style="normal" fo:font-weight="normal"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xmlc" style:family="text" style:parent-style-name="Source_20_Text">
      <style:text-properties style:font-name="Times New Roman2" fo:font-size="10pt" fo:font-style="italic" style:font-name-asian="NSimSun" style:font-name-complex="Courier New"/>
    </style:style>
    <style:style style:name="xml" style:family="text">
      <style:text-properties fo:font-size="10pt" fo:font-style="italic"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 N</meta:initial-creator>
    <meta:creation-date>2019-07-16T11:16:15.17</meta:creation-date>
    <dc:date>2019-07-17T17:23:12.81</dc:date>
    <dc:creator>Luc N</dc:creator>
    <meta:editing-duration>PT9H34M8S</meta:editing-duration>
    <meta:editing-cycles>193</meta:editing-cycles>
    <meta:generator>OpenOffice/4.1.3$Win32 OpenOffice.org_project/413m1$Build-9783</meta:generator>
    <meta:document-statistic meta:table-count="0" meta:image-count="0" meta:object-count="0" meta:page-count="8" meta:paragraph-count="131" meta:word-count="1136" meta:character-count="7790"/>
  </office:meta>
</office:document-meta>
</file>